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Projekthandbuch: Android App PhileTipTip</text:p>
      <text:p text:style-name="Standard"/>
      <text:p text:style-name="Standard"># 1. Einleitung</text:p>
      <text:p text:style-name="Standard"/>
      <text:p text:style-name="Standard">- 1.1 Projektziel und -umfang</text:p>
      <text:p text:style-name="Standard">- 1.2 Zielgruppe</text:p>
      <text:p text:style-name="Standard">- 1.3 Projektübersicht</text:p>
      <text:p text:style-name="Standard"/>
      <text:p text:style-name="Standard"># 2. Projektorganisation</text:p>
      <text:p text:style-name="Standard"/>
      <text:p text:style-name="Standard">- 2.1 Projektteam und Rollen</text:p>
      <text:p text:style-name="Standard">- 2.2 Stakeholder</text:p>
      <text:p text:style-name="Standard">- 2.3 Kommunikationsplan</text:p>
      <text:p text:style-name="Standard"/>
      <text:p text:style-name="Standard"># 3. Anforderungsanalyse</text:p>
      <text:p text:style-name="Standard"/>
      <text:p text:style-name="Standard">- 3.1 Funktionale Anforderungen</text:p>
      <text:p text:style-name="Standard">- 3.2 Nicht-funktionale Anforderungen</text:p>
      <text:p text:style-name="Standard">- 3.3 User Stories</text:p>
      <text:p text:style-name="Standard"/>
      <text:p text:style-name="Standard"># 4. Technische Spezifikation</text:p>
      <text:p text:style-name="Standard"/>
      <text:p text:style-name="Standard">- 4.1 Systemarchitektur</text:p>
      <text:p text:style-name="Standard">- 4.2 Datenbankdesign</text:p>
      <text:p text:style-name="Standard">- 4.3 API-Schnittstellen</text:p>
      <text:p text:style-name="Standard">- 4.4 Sicherheitskonzept</text:p>
      <text:p text:style-name="Standard"/>
      <text:p text:style-name="Standard"># 5. UI/UX-Design</text:p>
      <text:p text:style-name="Standard"/>
      <text:p text:style-name="Standard">- 5.1 Wireframes</text:p>
      <text:p text:style-name="Standard">- 5.2 Mockups</text:p>
      <text:p text:style-name="Standard">- 5.3 Benutzerfluss</text:p>
      <text:p text:style-name="Standard"/>
      <text:p text:style-name="Standard"># 6. Entwicklung</text:p>
      <text:p text:style-name="Standard"/>
      <text:p text:style-name="Standard">- 6.1 Entwicklungsumgebung</text:p>
      <text:p text:style-name="Standard">- 6.2 Coding Standards</text:p>
      <text:p text:style-name="Standard">- 6.3 Versionskontrolle</text:p>
      <text:p text:style-name="Standard">- 6.4 Implementierungsplan</text:p>
      <text:p text:style-name="Standard"/>
      <text:p text:style-name="Standard"># 7. Qualitätssicherung</text:p>
      <text:p text:style-name="Standard"/>
      <text:p text:style-name="Standard">- 7.1 Testplan</text:p>
      <text:p text:style-name="Standard">- 7.2 Testfälle</text:p>
      <text:p text:style-name="Standard">- 7.3 Fehlermanagement</text:p>
      <text:p text:style-name="Standard"/>
      <text:p text:style-name="Standard"># 8. Deployment und Wartung</text:p>
      <text:p text:style-name="Standard"/>
      <text:p text:style-name="Standard">- 8.1 Release-Strategie</text:p>
      <text:p text:style-name="Standard">- 8.2 App Store Veröffentlichung</text:p>
      <text:p text:style-name="Standard">- 8.3 Wartungsplan</text:p>
      <text:p text:style-name="Standard"/>
      <text:p text:style-name="Standard"><text:soft-page-break/># 9. Projektmanagement</text:p>
      <text:p text:style-name="Standard"/>
      <text:p text:style-name="Standard">- 9.1 Zeitplan und Meilensteine</text:p>
      <text:p text:style-name="Standard">- 9.2 Ressourcenplanung</text:p>
      <text:p text:style-name="Standard">- 9.3 Risikomanagement</text:p>
      <text:p text:style-name="Standard"/>
      <text:p text:style-name="Standard"># 10. Datenschutz und rechtliche Aspekte</text:p>
      <text:p text:style-name="Standard"/>
      <text:p text:style-name="Standard">- 10.1 Datenschutzrichtlinien</text:p>
      <text:p text:style-name="Standard">- 10.2 Nutzungsbedingungen</text:p>
      <text:p text:style-name="Standard">- 10.3 Rechtliche Compliance</text:p>
      <text:p text:style-name="Standard"/>
      <text:p text:style-name="Standard"># 11. Schulung und Support</text:p>
      <text:p text:style-name="Standard"/>
      <text:p text:style-name="Standard">- 11.1 Benutzerdokumentation</text:p>
      <text:p text:style-name="Standard">- 11.2 Support-Strategie</text:p>
      <text:p text:style-name="Standard">- 11.3 FAQ</text:p>
      <text:p text:style-name="Standard"/>
      <text:p text:style-name="Standard"># 12. Projektabschluss</text:p>
      <text:p text:style-name="Standard"/>
      <text:p text:style-name="Standard">- 12.1 Abnahmekriterien</text:p>
      <text:p text:style-name="Standard">- 12.2 Lessons Learned</text:p>
      <text:p text:style-name="Standard">- 12.3 Zukunftsausblick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08:54:08.779000000</meta:creation-date>
    <dc:date>2024-10-22T08:55:27.422000000</dc:date>
    <meta:editing-duration>PT1M18S</meta:editing-duration>
    <meta:editing-cycles>1</meta:editing-cycles>
    <meta:document-statistic meta:table-count="0" meta:image-count="0" meta:object-count="0" meta:page-count="2" meta:paragraph-count="51" meta:word-count="177" meta:character-count="1199" meta:non-whitespace-character-count="1073"/>
    <meta:generator>LibreOffice/24.2.5.2$Windows_X86_64 LibreOffice_project/bffef4ea93e59bebbeaf7f431bb02b1a39ee8a59</meta:generator>
  </office:meta>
</office:document-meta>
</file>